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222222" fo:background-color="#ffffff"/>
    </style:style>
    <style:style style:name="T2" style:family="text">
      <style:text-properties style:font-name="Calibri"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nicht-funktionale Anforderungen</text:p>
      <text:p text:style-name="Standard">Großes Augenmerk bei den nicht-funktionalen Anforderungen liegt auf der Benutzerfreundlichkeit. Diese entscheidet darüber, ob ein potentieller Nutzer unser Webangebot zukünftig annehmen wird. <text:s/></text:p>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und Ausführbarkeit der Webseite muss überall gewährleistet sein. In erster Linie müssen zur korrekten Darstellung der Webseite CSS3,HTML5, PHP und Javascript Elemente von allen Browsern akzeptiert und angesprochen werden. Die Kompatibilität und Korrektheit muss aktiv untersucht werden, zum einen durch Testaufrufe in den Browsern, zum anderen durch HTML5 Validatoren des <text:span text:style-name="Emphasis">World Wide Web Consortium. </text:span></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Um die Messungen der Air Quality Eggs zu validieren, haben wir die robuste Methode „Running Median“ zur Erkennung  von Ausreißern benutzt.                                                                                                      Ausreißer können Zeitreihenanalysen stark beeinflussen. Aus diesem Grunde haben wir uns für eine robuste, d.h. unempfindlich gegenüber Ausreißern,  Methode entschieden.                                      „Running Median“ bedient sich bei der Erkennung von Ausreißern anderer Messungen im System.   Die Messwerte für die Validierung stammen aus unserer Datenbank. Mit Hilfe einer SQL Anfrage wird der früheste, noch nicht validierte Wert gesucht. Für diesen Wert wird mittels eines bestimmten Fensters der Median, der auch unempfindlich gegenüber Ausreißern ist, berechnet. Unser beidseitiges Fenster („Window Size“) besitzt 60 Werte, was den Messungen des Air Quality Eggs von einer Stunde entspricht. Dieses Fenster verschiebt sich für jeden neuen Messwert. Die für die Validierung benötigten Werte werden aufgrund der rekursiven Ermittlung in einer Hilfstabelle in unserer Datenbank gespeichert. Diese werden dann zusammen mit den jüngeren Werten in einem Array zurückgegeben. Ob der Messwert als Ausreißer markiert werden soll, entscheidet ein für jeden Messwert individuell berechneter Wertebereich. Dieser Wertebereich wird wie der Algorithmus es vorgibt mittels einer Kombination von Median und einer Vervielfachung  (1.4) des Interquartilsabstandes bestimmt. Sollte der Wert außerhalb des entsprechenden  Wertebereiches liegen, wird entsprechender Wert in unserem System markiert und als Ausreißer definiert. Die Methode wurde von uns mittels Java umgesetzt und das Projekt als Runnable Jar File exportiert. Diese wird via Cron auf unserem Webserver ausgeführ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11T18:36:45.16</dc:date>
    <meta:editing-duration>PT2H41M38S</meta:editing-duration>
    <meta:editing-cycles>8</meta:editing-cycles>
    <meta:generator>OpenOffice.org/3.4$Win32 OpenOffice.org_project/340m1$Build-9590</meta:generator>
    <meta:document-statistic meta:table-count="0" meta:image-count="0" meta:object-count="0" meta:page-count="2" meta:paragraph-count="9" meta:word-count="667" meta:character-count="5125"/>
  </office:meta>
</office:document-meta>
</file>